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6d3d" style:text-blinking="false" fo:background-color="transparent"/>
    </style:style>
    <style:style style:name="P2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d6d3d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6d3d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bc8da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f573e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officeooo:rsid="002d6d3d"/>
    </style:style>
    <style:style style:name="T6" style:family="text">
      <style:text-properties officeooo:rsid="002d6d3d" style:font-weight-asian="bold" style:font-weight-complex="bold"/>
    </style:style>
    <style:style style:name="T7" style:family="text">
      <style:text-properties officeooo:rsid="002f573e" style:font-weight-asian="bold" style:font-weight-complex="bold"/>
    </style:style>
    <style:style style:name="T8" style:family="text">
      <style:text-properties fo:font-style="italic" officeooo:rsid="002d6d3d" style:font-style-asian="italic" style:font-style-complex="italic"/>
    </style:style>
    <style:style style:name="T9" style:family="text">
      <style:text-properties officeooo:rsid="002f573e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Actividad</text:span><text:span text:style-name="T1"> </text:span><text:span text:style-name="T4">11.1</text:span><text:span text:style-name="T1">. </text:span><text:span text:style-name="T4">Contar las cartas en el escenario</text:span></text:p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Pastilla: <text:span text:style-name="T7">Título</text:span></text:p>
            <text:p text:style-name="P1"><text:span text:style-name="T9">Contenido.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24T10:14:00.343000000</dc:date>
    <meta:editing-duration>PT18M27S</meta:editing-duration>
    <meta:editing-cycles>27</meta:editing-cycles>
    <meta:generator>LibreOffice/4.2.5.2$Windows_x86 LibreOffice_project/6ff819b65674ae6c83f3cbab9e4a4c2b292a7a94</meta:generator>
    <meta:document-statistic meta:table-count="1" meta:image-count="0" meta:object-count="0" meta:page-count="1" meta:paragraph-count="3" meta:word-count="11" meta:character-count="75" meta:non-whitespace-character-count="67"/>
  </office:meta>
</office:document-meta>
</file>